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yteArrayInputStream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yteArrayInputStream.read( byte [ ] var0 , int var1 , in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yteArrayInputStream.ByteArrayInputStream( byte [ ]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yteArrayInputStream.skip( lo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yteArrayInputStream.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yteArrayInputStream.ByteArrayInputStream( byte [ ] var0 , int var1 , in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yteArrayInputStream.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yteArrayInputStream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yteArrayInputStream.mark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yteArrayInputStream.mark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